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break-before="page"/>
      <style:text-properties officeooo:paragraph-rsid="001bfe6a"/>
    </style:style>
    <style:style style:name="P5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T1" style:family="text">
      <style:text-properties officeooo:rsid="001687bd"/>
    </style:style>
    <style:style style:name="T2" style:family="text">
      <style:text-properties officeooo:rsid="001cfda6"/>
    </style:style>
    <style:style style:name="T3" style:family="text">
      <style:text-properties officeooo:rsid="001d91a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4pt" officeooo:rsid="002101ec" style:font-size-asian="44pt" style:font-size-complex="4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LISTA </text:span><text:span text:style-name="T5">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</text:span><text:span text:style-name="T3">9</text:span> DE SETEMBRO DE 2020</text:p>
      <text:p text:style-name="P4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09-27T08:43:46.000677103</dc:date>
    <meta:editing-duration>PT7M1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7" meta:word-count="25" meta:character-count="151" meta:non-whitespace-character-count="130"/>
  </office:meta>
</office:document-meta>
</file>